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1a5c1a"/>
    </style:style>
    <style:style style:name="P2" style:family="paragraph" style:parent-style-name="Preformatted_20_Text">
      <style:paragraph-properties fo:orphans="1" style:writing-mode="lr-tb"/>
      <style:text-properties officeooo:paragraph-rsid="001a5c1a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1a5c1a"/>
    </style:style>
    <style:style style:name="P4" style:family="paragraph" style:parent-style-name="Preformatted_20_Text">
      <style:paragraph-properties fo:margin-top="0in" fo:margin-bottom="0.1965in" style:contextual-spacing="false" fo:orphans="1"/>
      <style:text-properties officeooo:paragraph-rsid="001a5c1a"/>
    </style:style>
    <style:style style:name="P5" style:family="paragraph" style:parent-style-name="Preformatted_20_Text">
      <style:paragraph-properties fo:orphans="1"/>
      <style:text-properties officeooo:paragraph-rsid="001a5c1a"/>
    </style:style>
    <style:style style:name="P6" style:family="paragraph" style:parent-style-name="Text_20_body">
      <style:paragraph-properties fo:orphans="1"/>
      <style:text-properties officeooo:paragraph-rsid="001a5c1a"/>
    </style:style>
    <style:style style:name="P7" style:family="paragraph" style:parent-style-name="Text_20_body">
      <style:text-properties officeooo:paragraph-rsid="001a5c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Applying Interaction Corrections to Refine Mass Gap Alignment</text:span></text:p>
      <text:p text:style-name="P7">​</text:p>
      <text:p text:style-name="P1"><text:span text:style-name="Source_20_Text"># Step 4: Applying Interaction Corrections to Refine Mass Gap Alignment</text:span></text:p>
      <text:p text:style-name="P2"/>
      <text:p text:style-name="P2"><text:span text:style-name="Source_20_Text"># Define a function to apply correction factors based on strong interactions</text:span></text:p>
      <text:p text:style-name="P2"><text:span text:style-name="Source_20_Text">def refined_com_mass_gap(n, alpha=1/137, interaction_factor=0.15):</text:span></text:p>
      <text:p text:style-name="P2"><text:span text:style-name="Source_20_Text"><text:s text:c="4"/>"""Applies QCD interaction corrections to COM mass gap calculations."""</text:span></text:p>
      <text:p text:style-name="P2"><text:span text:style-name="Source_20_Text"><text:s text:c="4"/>return np.pi * n * alpha * h * c * (1 + interaction_factor)</text:span></text:p>
      <text:p text:style-name="P2"/>
      <text:p text:style-name="P2"><text:span text:style-name="Source_20_Text"># Compute the refined mass gaps using interaction corrections</text:span></text:p>
      <text:p text:style-name="P2"><text:span text:style-name="Source_20_Text">refined_mass_gaps_com = [refined_com_mass_gap(n) for n in range(1, 11)]</text:span></text:p>
      <text:p text:style-name="P2"/>
      <text:p text:style-name="P2"><text:span text:style-name="Source_20_Text"># Compute new percentage error after applying interaction corrections</text:span></text:p>
      <text:p text:style-name="P2"><text:span text:style-name="Source_20_Text">percentage_error_refined_mass_gap = [</text:span></text:p>
      <text:p text:style-name="P2"><text:span text:style-name="Source_20_Text"><text:s text:c="4"/>abs((com_mass - ym_mass) / ym_mass) * 100 for com_mass, ym_mass in zip(refined_mass_gaps_com, yang_mills_mass_gap)</text:span></text:p>
      <text:p text:style-name="P2"><text:span text:style-name="Source_20_Text">]</text:span></text:p>
      <text:p text:style-name="P2"/>
      <text:p text:style-name="P2"><text:span text:style-name="Source_20_Text"># Return refined mass gaps and percentage error</text:span></text:p>
      <text:p text:style-name="P3"><text:span text:style-name="Source_20_Text">refined_mass_gaps_com, percentage_error_refined_mass_gap</text:span></text:p>
      <text:p text:style-name="P6">Result</text:p>
      <text:p text:style-name="P5">([5.242033984180043e-27,</text:p>
      <text:p text:style-name="P5"><text:s text:c="2"/>1.0484067968360085e-26,</text:p>
      <text:p text:style-name="P5"><text:s text:c="2"/>1.5726101952540125e-26,</text:p>
      <text:p text:style-name="P5"><text:s text:c="2"/>2.096813593672017e-26,</text:p>
      <text:p text:style-name="P5"><text:s text:c="2"/>2.621016992090021e-26,</text:p>
      <text:p text:style-name="P5"><text:s text:c="2"/>3.145220390508025e-26,</text:p>
      <text:p text:style-name="P5"><text:s text:c="2"/>3.6694237889260296e-26,</text:p>
      <text:p text:style-name="P5"><text:s text:c="2"/>4.193627187344034e-26,</text:p>
      <text:p text:style-name="P5"><text:s text:c="2"/>4.7178305857620376e-26,</text:p>
      <text:p text:style-name="P5"><text:s text:c="2"/>5.242033984180042e-26],</text:p>
      <text:p text:style-name="P5"><text:s/>[99.9039920515718,</text:p>
      <text:p text:style-name="P5"><text:s text:c="2"/>99.9039920515718,</text:p>
      <text:p text:style-name="P5"><text:s text:c="2"/>99.9039920515718,</text:p>
      <text:p text:style-name="P5"><text:s text:c="2"/>99.9039920515718,</text:p>
      <text:p text:style-name="P5"><text:s text:c="2"/>99.90399205157179,</text:p>
      <text:p text:style-name="P5"><text:s text:c="2"/>99.9039920515718,</text:p>
      <text:p text:style-name="P5"><text:s text:c="2"/>99.90399205157179,</text:p>
      <text:p text:style-name="P5"><text:s text:c="2"/>99.9039920515718,</text:p>
      <text:p text:style-name="P5"><text:s text:c="2"/>99.90399205157179,</text:p>
      <text:p text:style-name="P4"><text:s text:c="2"/>99.90399205157179]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05:52:42.022359620</meta:creation-date>
    <dc:date>2025-02-09T05:55:59.494525632</dc:date>
    <meta:editing-duration>PT3M18S</meta:editing-duration>
    <meta:editing-cycles>1</meta:editing-cycles>
    <meta:document-statistic meta:table-count="0" meta:image-count="0" meta:object-count="0" meta:page-count="1" meta:paragraph-count="36" meta:word-count="132" meta:character-count="1319" meta:non-whitespace-character-count="1172"/>
    <meta:generator>LibreOffice/24.2.7.2$Linux_X86_64 LibreOffice_project/420$Build-2</meta:generator>
  </office:meta>
</office:document-meta>
</file>